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background-color="transparent"/>
    </style:style>
    <style:style style:name="P4" style:family="paragraph" style:parent-style-name="Subtitle">
      <style:paragraph-properties fo:text-align="start"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Standard">
      <style:text-properties fo:background-color="#ffff00"/>
    </style:style>
    <style:style style:name="P9" style:family="paragraph" style:parent-style-name="Text_20_body">
      <style:paragraph-properties fo:margin-left="-0.026cm" fo:margin-right="0cm" fo:text-align="center" style:justify-single-word="false" fo:text-indent="0cm" style:auto-text-indent="false"/>
    </style:style>
    <style:style style:name="P10" style:family="paragraph" style:parent-style-name="Subtitle">
      <style:paragraph-properties fo:margin-left="-0.026cm" fo:margin-right="0cm" fo:text-indent="0cm" style:auto-text-indent="false" fo:break-before="page"/>
    </style:style>
    <style:style style:name="P11" style:family="paragraph" style:parent-style-name="Subtitle">
      <style:paragraph-properties fo:margin-left="-0.026cm" fo:margin-right="0cm" fo:text-indent="0cm" style:auto-text-indent="false"/>
    </style:style>
    <style:style style:name="P12" style:family="paragraph" style:parent-style-name="Revision_20_History_20_Heading">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master-page-name="Standard">
      <style:paragraph-properties style:page-number="auto" fo:break-before="page"/>
    </style:style>
    <style:style style:name="P16" style:family="paragraph" style:parent-style-name="Title" style:master-page-name="First_20_Page">
      <style:paragraph-properties fo:text-align="start" style:justify-single-word="false"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rain <text:line-break/>Positioning System</text:p>
      <text:p text:style-name="P4">Master Thesis</text:p>
      <text:p text:style-name="P2"><draw:frame draw:style-name="fr1" draw:name="graphics12" text:anchor-type="paragraph" svg:x="5.084cm" svg:y="0.512cm" svg:width="11.721cm" svg:height="6.309cm" draw:z-index="0"><draw:image xlink:href="../pictures/IPS%20icon/train%20icon%20for%20export.png" xlink:type="simple" xlink:show="embed" xlink:actuate="onLoad"/></draw:frame></text:p>
      <text:p text:style-name="P2"/>
      <text:p text:style-name="Document_20_Title">Main Project</text:p>
      <text:p text:style-name="mskQuestion">Abstract</text:p>
      <text:p text:style-name="Text_20_body">Design and implement a positioning system for use in trains.</text:p>
      <text:p text:style-name="mskQuestion">Author</text:p>
      <text:p text:style-name="Text_20_body">Marcel Suter</text:p>
      <text:p text:style-name="Table_20_Contents">marcel.suter@gmx.net</text:p>
      <text:p text:style-name="mskQuestion">Supervisor</text:p>
      <text:p text:style-name="Text_20_body">Stefan Bigler</text:p>
      <text:p text:style-name="Text_20_body">Inventis AG</text:p>
      <text:p text:style-name="Text_20_body">stefan.bigler@enkom.com</text:p>
      <text:p text:style-name="mskQuestion">Expert</text:p>
      <text:p text:style-name="Text_20_body">Rolf Wegner</text:p>
      <text:p text:style-name="Text_20_body">Infobrain AG</text:p>
      <text:p text:style-name="Text_20_body">Rolf.Wenger@infobrain.com</text:p>
      <text:p text:style-name="mskQuestion">School: </text:p>
      <text:p text:style-name="Text_20_body">Software Schule Schweiz</text:p>
      <text:p text:style-name="Text_20_body">Berner Fachhochschule</text:p>
      <text:p text:style-name="Text_20_body">Dept. Technik und Informatik</text:p>
      <text:p text:style-name="Text_20_body"/>
      <text:p text:style-name="P10"/>
      <text:p text:style-name="P11"/>
      <text:p text:style-name="P11"/>
      <text:p text:style-name="P11"/>
      <text:p text:style-name="P11"/>
      <text:p text:style-name="P11"/>
      <text:p text:style-name="P11"/>
      <text:p text:style-name="P11">For everyone who asks receives;<text:line-break/>he who seeks finds;<text:line-break/>and to him who knocks, the door will be opened.</text:p>
      <text:p text:style-name="P9">The Bible in Luke 11,10 (NIV)</text:p>
      <text:p text:style-name="Revision_20_History_20_Heading"/>
      <text:p text:style-name="P12">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3</text:p>
          <text:p text:style-name="P5">2.On inertial navigation<text:tab/>4</text:p>
          <text:p text:style-name="P6">2.1.Introduction<text:tab/>4</text:p>
          <text:p text:style-name="P6">2.2.Requirements for a suitable <text:s/>inertial navigation device<text:tab/>4</text:p>
          <text:p text:style-name="P6">2.3.Commercially available devices<text:tab/>4</text:p>
          <text:p text:style-name="P6">2.4.Conclusion<text:tab/>7</text:p>
          <text:p text:style-name="P5">3.On using WiFi<text:tab/>8</text:p>
          <text:p text:style-name="P6">3.1.Introduction<text:tab/>8</text:p>
          <text:p text:style-name="P6">3.2.War driving with a laptop in the train<text:tab/>8</text:p>
          <text:p text:style-name="P7">3.2.1.Bern S-Bahn<text:tab/>8</text:p>
          <text:p text:style-name="P7">3.2.2.Zurich S-Bahn<text:tab/>8</text:p>
          <text:p text:style-name="P7">3.2.3.Intercity Zurich-Bern<text:tab/>8</text:p>
          <text:p text:style-name="P6">3.3.War driving with a mobile device in the train<text:tab/>9</text:p>
          <text:p text:style-name="P6">3.4.Conclusion<text:tab/>9</text:p>
          <text:p text:style-name="P5">4.On code for WiFi scanning<text:tab/>10</text:p>
          <text:p text:style-name="P6">4.1.Introduction<text:tab/>10</text:p>
          <text:p text:style-name="P6">4.2.Existing Projects<text:tab/>10</text:p>
          <text:p text:style-name="P6">4.3.Own Code in C#<text:tab/>10</text:p>
          <text:p text:style-name="P6">4.4.Managed WiFi API<text:tab/>10</text:p>
          <text:p text:style-name="P6">4.5.Advanced WiFi Manager<text:tab/>10</text:p>
          <text:p text:style-name="P6">4.6.Existing Code from Enkom Inventis<text:tab/>10</text:p>
          <text:p text:style-name="P6">4.7.Conclusion<text:tab/>11</text:p>
          <text:p text:style-name="P5">5.Evaluation of the feasibility of using GPS-technology for navigation purposes in trains<text:tab/>12</text:p>
          <text:p text:style-name="P6">5.1.Introduction<text:tab/>12</text:p>
          <text:p text:style-name="P6">5.2.Measurements<text:tab/>12</text:p>
          <text:p text:style-name="P6">5.3.Evaluation of Hardware<text:tab/>12</text:p>
          <text:p text:style-name="P7">5.3.1.UBLOX ANTARIS GPS Positioning Engine<text:tab/>12</text:p>
          <text:p text:style-name="P7">5.3.2.NaviLock <text:tab/>13</text:p>
          <text:p text:style-name="P7">5.3.3.ublox EVK-5H Evaluation Kit with KickStart<text:tab/>13</text:p>
          <text:p text:style-name="P6">5.4.Conclusion<text:tab/>13</text:p>
          <text:p text:style-name="P5">6.On using the track database<text:tab/>14</text:p>
          <text:p text:style-name="P6">6.1.Introduction<text:tab/>14</text:p>
          <text:p text:style-name="P6">6.2.Analysation<text:tab/>14</text:p>
          <text:p text:style-name="P6">6.3.Conclusion<text:tab/>14</text:p>
        </text:index-body>
      </text:table-of-content>
      <text:p text:style-name="Text_20_body"/>
      <text:p text:style-name="Text_20_body"/>
      <text:p text:style-name="Text_20_body"/>
      <text:h text:style-name="P15"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13">Horizontal position (Latitude and Longitude)Degrees</text:p>
        </text:list-item>
        <text:list-item>
          <text:p text:style-name="P13">Vertical position (Altitude): Meters</text:p>
        </text:list-item>
        <text:list-item>
          <text:p text:style-name="P13">Distances on the surface: Meters</text:p>
        </text:list-item>
        <text:list-item>
          <text:p text:style-name="P13">Speed: Meters per Second</text:p>
        </text:list-item>
        <text:list-item>
          <text:p text:style-name="P13">Acceleration: Meters per Second per Second</text:p>
        </text:list-item>
        <text:list-item>
          <text:p text:style-name="P13">Horizontal moving direction: Degrees</text:p>
        </text:list-item>
      </text:list>
      <text:h text:style-name="Heading_20_2" text:outline-level="2">Notes (TODO)</text:h>
      <text:p text:style-name="P8">Design: For Blurring (Standard deviation) use always double values, for simplicity.</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14">The student delivers a schedule together with the SRS until 14.11.2008</text:p>
        </text:list-item>
        <text:list-item>
          <text:p text:style-name="P14">The next project review meeting takes place on the 11.11.2008</text:p>
        </text:list-item>
        <text:list-item>
          <text:p text:style-name="P14">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3">look for: “Sigma-Point Kalman Filters for Nonlinear Estimation and Sensor-Fusion - Applications to Integrated Navigation”</text:p>
      <text:h text:style-name="Heading_20_3" text:outline-level="3">GPS</text:h>
      <text:p text:style-name="P3">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master-page style:name="Default_20_Landscape" style:display-name="Default Landscape" style:page-layout-name="pm4">
      <style:header>
        <text:p text:style-name="Header"><text:chapter text:display="name" text:outline-level="1"/></text:p>
      </style:header>
      <style:footer>
        <text:p text:style-name="P1"><text:page-number text:select-page="current">12</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12:13:02</dc:date>
    <meta:editing-cycles>222</meta:editing-cycles>
    <meta:editing-duration>P2DT8H20M58S</meta:editing-duration>
    <meta:user-defined meta:name="Info 1"/>
    <meta:user-defined meta:name="Info 2"/>
    <meta:user-defined meta:name="Info 3"/>
    <meta:user-defined meta:name="Info 4"/>
    <meta:document-statistic meta:table-count="2" meta:image-count="1" meta:object-count="0" meta:page-count="12" meta:paragraph-count="131" meta:word-count="859" meta:character-count="5472"/>
  </office:meta>
</office:document-meta>
</file>